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fo:language="ru" fo:country="RU" officeooo:rsid="0013e9e6" officeooo:paragraph-rsid="0013e9e6" style:font-size-asian="12.25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181f0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81f0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a1800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a1800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officeooo:paragraph-rsid="00184b56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9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1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3e9e6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242323" loext:opacity="100%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42323" loext:opacity="100%" style:font-name="Times New Roman" fo:font-size="14pt" fo:letter-spacing="normal" style:font-size-asian="14pt" style:font-size-complex="14pt"/>
    </style:style>
    <style:style style:name="T4" style:family="text">
      <style:text-properties fo:color="#242323" loext:opacity="100%"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normal" officeooo:rsid="00184b56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184b5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0.37cm" svg:y="0.37cm" svg:width="0.741cm" draw:z-index="0">
        <draw:text-box fo:min-height="0.741cm">
          <text:p text:style-name="P22"/>
        </draw:text-box>
      </draw:frame>
      <text:p text:style-name="P1">1.РАЗРАБОТКА ТЕХНИЧЕСКОГО ЗАДАНИЯ ИС.</text:p>
      <text:p text:style-name="P2"><text:span text:style-name="Strong_20_Emphasis"><text:span text:style-name="T1">1. Выбор предметной области ИС</text:span></text:span><text:span text:style-name="T1"><text:line-break/>Предметная область: </text:span><text:span text:style-name="Strong_20_Emphasis"><text:span text:style-name="T1">Складской учет товаров.</text:span></text:span></text:p>
      <text:p text:style-name="P3"><text:span text:style-name="Strong_20_Emphasis"><text:span text:style-name="T1">2. Описание предметной области</text:span></text:span><text:span text:style-name="T1"><text:line-break/>Небольшая компания «Торговый дом» занимается оптовой и розничной продажей электроники и комплектующих. Товар хранится на центральном складе.</text:span></text:p>
      <text:list text:style-name="L1">
        <text:list-item>
          <text:p text:style-name="P4"><text:span text:style-name="Strong_20_Emphasis"><text:span text:style-name="T1">Ручные процессы:</text:span></text:span><text:span text:style-name="T1"> Учет товара ведется в тетрадях или Excel-таблицах. При поступлении товара кладовщик вручную заполняет бумажные накладные и вносит записи в таблицу. При отгрузке товара со склада он ищет позиции по бумажным спискам.</text:span></text:p>
        </text:list-item>
        <text:list-item>
          <text:p text:style-name="P4"><text:span text:style-name="Strong_20_Emphasis"><text:span text:style-name="T1">Существующие проблемы:</text:span></text:span></text:p>
          <text:list>
            <text:list-item>
              <text:p text:style-name="P4"><text:span text:style-name="Strong_20_Emphasis"><text:span text:style-name="T1">Ошибки в учете:</text:span></text:span><text:span text:style-name="T1"> Человеческий фактор приводит к несоответствию фактических остатков и данных в таблице.</text:span></text:p>
            </text:list-item>
            <text:list-item>
              <text:p text:style-name="P4"><text:span text:style-name="Strong_20_Emphasis"><text:span text:style-name="T1">Низкая скорость работы:</text:span></text:span><text:span text:style-name="T1"> Поиск товара на складе занимает много времени, так как нет информации о конкретном месте хранения.</text:span></text:p>
            </text:list-item>
            <text:list-item>
              <text:p text:style-name="P4"><text:span text:style-name="Strong_20_Emphasis"><text:span text:style-name="T1">Потеря данных:</text:span></text:span><text:span text:style-name="T1"> Файл Excel может быть случайно удален или испорчен.</text:span></text:p>
            </text:list-item>
            <text:list-item>
              <text:p text:style-name="P4"><text:span text:style-name="Strong_20_Emphasis"><text:span text:style-name="T1">Отсутствие истории:</text:span></text:span><text:span text:style-name="T1"> Сложно отследить, кто и когда отгрузил товар, если накладная потерялась.</text:span></text:p>
            </text:list-item>
          </text:list>
        </text:list-item>
      </text:list>
      <text:p text:style-name="P5"><text:span text:style-name="Strong_20_Emphasis"><text:span text:style-name="T1">3. Формулирование проблемы автоматизации</text:span></text:span></text:p>
      <text:p text:style-name="P6"><text:line-break/><text:tab/>Отсутствие автоматизированного учета приводит к потере товара, задержкам в отгрузке клиентам и, как следствие, к финансовым убыткам и снижению доверия покупателей.</text:p>
      <text:p text:style-name="P5"><text:span text:style-name="Strong_20_Emphasis"><text:span text:style-name="T1">4. Цель разработки ИС</text:span></text:span></text:p>
      <text:p text:style-name="P6"><text:line-break/><text:tab/>Целью разработки ИС является автоматизация складского учета для обеспечения точного контроля движения товаров, минимизации ошибок персонала и ускорения процессов прихода/отгрузки.</text:p>
      <text:p text:style-name="P7"><text:span text:style-name="Strong_20_Emphasis"><text:span text:style-name="T1">5. Определение пользователей системы</text:span></text:span></text:p>
      <text:list text:style-name="L2">
        <text:list-item>
          <text:p text:style-name="P8"><text:soft-page-break/><text:span text:style-name="Strong_20_Emphasis"><text:span text:style-name="T1">Кладовщик:</text:span></text:span><text:span text:style-name="T1"> Основной пользователь, который фиксирует поступление и отгрузку товара, перемещает его по складу.</text:span></text:p>
        </text:list-item>
        <text:list-item>
          <text:p text:style-name="P8"><text:span text:style-name="Strong_20_Emphasis"><text:span text:style-name="T1">Администратор системы:</text:span></text:span><text:span text:style-name="T1"> Отвечает за добавление новых товаров в справочник, создание пользователей, корректировку остатков после инвентаризации.</text:span></text:p>
        </text:list-item>
        <text:list-item>
          <text:p text:style-name="P8"><text:span text:style-name="Strong_20_Emphasis"><text:span text:style-name="T1">Руководитель:</text:span></text:span><text:span text:style-name="T1"> Просматривает отчеты по остаткам, движениям товаров и финансовым оборотам, но не вмешивается в операции.</text:span></text:p>
        </text:list-item>
      </text:list>
      <text:p text:style-name="P7"><text:span text:style-name="Strong_20_Emphasis"><text:span text:style-name="T1">6. Определение функций ИС</text:span></text:span></text:p>
      <text:list text:style-name="L3">
        <text:list-item>
          <text:p text:style-name="P9"><text:span text:style-name="Strong_20_Emphasis"><text:span text:style-name="T1">Учет товаров:</text:span></text:span><text:span text:style-name="T1"> Фиксация поступления новых товаров на склад.</text:span></text:p>
        </text:list-item>
        <text:list-item>
          <text:p text:style-name="P9"><text:span text:style-name="Strong_20_Emphasis"><text:span text:style-name="T1">Учет отгрузки:</text:span></text:span><text:span text:style-name="T1"> Фиксация отпуска товара со склада.</text:span></text:p>
        </text:list-item>
        <text:list-item>
          <text:p text:style-name="P9"><text:span text:style-name="Strong_20_Emphasis"><text:span text:style-name="T1">Учет мест хранения:</text:span></text:span><text:span text:style-name="T1"> Привязка товара к конкретному адресу на складе <text:s/>для быстрого поиска.</text:span></text:p>
        </text:list-item>
        <text:list-item>
          <text:p text:style-name="P9"><text:span text:style-name="Strong_20_Emphasis"><text:span text:style-name="T1">Поиск товара:</text:span></text:span><text:span text:style-name="T1"> Возможность быстро найти товар по названию, артикулу или штрих-коду и узнать его текущий остаток и местоположение.</text:span></text:p>
        </text:list-item>
        <text:list-item>
          <text:p text:style-name="P9"><text:span text:style-name="Strong_20_Emphasis"><text:span text:style-name="T1">Ведение справочников:</text:span></text:span><text:span text:style-name="T1"> Добавление/редактирование карточек товаров, поставщиков/покупателей.</text:span></text:p>
        </text:list-item>
        <text:list-item>
          <text:p text:style-name="P9"><text:span text:style-name="Strong_20_Emphasis"><text:span text:style-name="T1">Инвентаризация:</text:span></text:span><text:span text:style-name="T1"> Создание актов сверки, возможность скорректировать остатки по факту пересчета.</text:span></text:p>
        </text:list-item>
        <text:list-item>
          <text:p text:style-name="P9"><text:span text:style-name="Strong_20_Emphasis"><text:span text:style-name="T1">Формирование отчетов:</text:span></text:span><text:span text:style-name="T1"> Создание отчетов по движению товара за период, по остаткам на складе, по товарам "на паузе".</text:span></text:p>
        </text:list-item>
      </text:list>
      <text:p text:style-name="P7"><text:span text:style-name="Strong_20_Emphasis"><text:span text:style-name="T1">7. Входные и выходные данные</text:span></text:span></text:p>
      <text:list text:style-name="L4">
        <text:list-item>
          <text:p text:style-name="P10"><text:span text:style-name="Strong_20_Emphasis"><text:span text:style-name="T1">Входные данные:</text:span></text:span></text:p>
          <text:list>
            <text:list-item>
              <text:p text:style-name="P11">Данные товара (название, артикул, единица измерения, цена).</text:p>
            </text:list-item>
            <text:list-item>
              <text:p text:style-name="P11">Данные приходной накладной (список товаров, количества, дата, поставщик).</text:p>
            </text:list-item>
            <text:list-item>
              <text:p text:style-name="P11">Данные расходной накладной (список товаров, количества, покупатель).</text:p>
            </text:list-item>
            <text:list-item>
              <text:p text:style-name="P11">Данные о месте хранения.</text:p>
            </text:list-item>
          </text:list>
        </text:list-item>
        <text:list-item>
          <text:p text:style-name="P10"><text:span text:style-name="Strong_20_Emphasis"><text:span text:style-name="T1">Выходные данные:</text:span></text:span></text:p>
          <text:list>
            <text:list-item>
              <text:p text:style-name="P11">Отчет "Остатки товаров на складе".</text:p>
            </text:list-item>
            <text:list-item>
              <text:p text:style-name="P11">Отчет "Движение товаров" (приход/расход за дату).</text:p>
            </text:list-item>
            <text:list-item>
              <text:p text:style-name="P11"><text:soft-page-break/>Карточка товара с полной историей его перемещений.</text:p>
            </text:list-item>
            <text:list-item>
              <text:p text:style-name="P11">Сигнал (уведомление) о том, что товар заканчивается.</text:p>
            </text:list-item>
          </text:list>
        </text:list-item>
      </text:list>
      <text:p text:style-name="P3"><text:span text:style-name="Strong_20_Emphasis"><text:span text:style-name="T1">8. Изучение структуры ТЗ</text:span></text:span></text:p>
      <text:p text:style-name="P3"><text:span text:style-name="T1"><text:line-break/><text:tab/></text:span><text:span text:style-name="Strong_20_Emphasis"><text:span text:style-name="T2">ГОСТ 34</text:span></text:span><text:span text:style-name="T3"> — </text:span><text:span text:style-name="T2">это </text:span><text:span text:style-name="Strong_20_Emphasis"><text:span text:style-name="T2">стандарт, регулирующий создание автоматизированных систем управления технологическими процессами (АСУ ТП)</text:span></text:span><text:span text:style-name="T2">. Он охватывает жизненный цикл проекта: от обоснования необходимости до ввода в эксплуатацию и сопровождения.</text:span><text:span text:style-name="T4"> </text:span></text:p>
      <text:p text:style-name="P7"><text:span text:style-name="Strong_20_Emphasis"><text:span text:style-name="T1">9. Оформление разделов ТЗ</text:span></text:span></text:p>
      <text:p text:style-name="P7"><text:span text:style-name="Strong_20_Emphasis"><text:span text:style-name="T1">9.1. Общие сведения</text:span></text:span></text:p>
      <text:list text:style-name="L5">
        <text:list-item>
          <text:p text:style-name="P12"><text:span text:style-name="Strong_20_Emphasis"><text:span text:style-name="T1">Наименование системы:</text:span></text:span><text:span text:style-name="T1"> Информационная система складского учета "Склад-Учет".</text:span></text:p>
        </text:list-item>
        <text:list-item>
          <text:p text:style-name="P12"><text:span text:style-name="Strong_20_Emphasis"><text:span text:style-name="T1">Основание для разработки:</text:span></text:span><text:span text:style-name="T1"> Хозяйственная необходимость ООО "Торговый дом" от 17.03.2026.</text:span></text:p>
        </text:list-item>
        <text:list-item>
          <text:p text:style-name="P12"><text:span text:style-name="Strong_20_Emphasis"><text:span text:style-name="T1">Разработчик и заказчик:</text:span></text:span><text:span text:style-name="T1"> Заказчик: ООО "Торговый дом". Разработчик: </text:span><text:span text:style-name="T5">Петров Николай Васильевич</text:span></text:p>
        </text:list-item>
      </text:list>
      <text:p text:style-name="P7"><text:span text:style-name="Strong_20_Emphasis"><text:span text:style-name="T1">9.2. Назначение и цели создания системы</text:span></text:span></text:p>
      <text:list text:style-name="L6">
        <text:list-item>
          <text:p text:style-name="P13"><text:span text:style-name="Strong_20_Emphasis"><text:span text:style-name="T1">Назначение ИС:</text:span></text:span><text:span text:style-name="T1"> Автоматизация оперативного учета товарно-материальных ценностей на складе предприятия.</text:span></text:p>
        </text:list-item>
        <text:list-item>
          <text:p text:style-name="P13"><text:span text:style-name="Strong_20_Emphasis"><text:span text:style-name="T1">Основные цели внедрения:</text:span></text:span></text:p>
          <text:list>
            <text:list-item>
              <text:p text:style-name="P14">Обеспечение достоверности информации о количестве и месте нахождения товаров.</text:p>
            </text:list-item>
            <text:list-item>
              <text:p text:style-name="P14">Сокращение времени на поиск и отгрузку товара.</text:p>
            </text:list-item>
            <text:list-item>
              <text:p text:style-name="P14">Исключение образования неликвидов и дефицита за счет контроля минимальных остатков.</text:p>
            </text:list-item>
          </text:list>
        </text:list-item>
      </text:list>
      <text:p text:style-name="P7"><text:span text:style-name="Strong_20_Emphasis"><text:span text:style-name="T1">9.3. Характеристика объекта автоматизации</text:span></text:span></text:p>
      <text:list text:style-name="L7">
        <text:list-item>
          <text:p text:style-name="P15"><text:span text:style-name="Strong_20_Emphasis"><text:span text:style-name="T1">Краткое описание:</text:span></text:span><text:span text:style-name="T1"> Объектом автоматизации является склад №1 компании, где хранится электроника. Штат склада: 3 кладовщика, 1 менеджер.</text:span></text:p>
        </text:list-item>
        <text:list-item>
          <text:p text:style-name="P15"><text:span text:style-name="Strong_20_Emphasis"><text:span text:style-name="T1">Существующий порядок работы:</text:span></text:span><text:span text:style-name="T1"> В настоящий момент приемка и отгрузка оформляются бумажными накладными, а учет ведется в Excel-файле на одном </text:span><text:soft-page-break/><text:span text:style-name="T1">компьютере. Информация о том, где конкретно лежит товар, хранится в голове у кладовщиков, что создает риски при их отсутствии.</text:span></text:p>
        </text:list-item>
      </text:list>
      <text:p text:style-name="P7"><text:span text:style-name="Strong_20_Emphasis"><text:span text:style-name="T1">9.4. Требования к функциям системы</text:span></text:span></text:p>
      <text:list text:style-name="L8">
        <text:list-item>
          <text:p text:style-name="P16"><text:span text:style-name="Strong_20_Emphasis"><text:span text:style-name="T1">Управление номенклатурой:</text:span></text:span><text:span text:style-name="T1"> Система должна позволять создавать и редактировать карточки товаров.</text:span></text:p>
        </text:list-item>
        <text:list-item>
          <text:p text:style-name="P16"><text:span text:style-name="Strong_20_Emphasis"><text:span text:style-name="T1">Управление складскими операциями:</text:span></text:span><text:span text:style-name="T1"> Реализовать функции "оприходование" и "списание" товара с формированием соответствующих документов.</text:span></text:p>
        </text:list-item>
        <text:list-item>
          <text:p text:style-name="P16"><text:span text:style-name="Strong_20_Emphasis"><text:span text:style-name="T1">Адресация мест хранения:</text:span></text:span><text:span text:style-name="T1"> Система должна поддерживать присвоение товару координат на складе.</text:span></text:p>
        </text:list-item>
        <text:list-item>
          <text:p text:style-name="P16"><text:span text:style-name="Strong_20_Emphasis"><text:span text:style-name="T1">Поиск:</text:span></text:span><text:span text:style-name="T1"> Должен быть реализован быстрый поиск товара по артикулу и названию.</text:span></text:p>
        </text:list-item>
        <text:list-item>
          <text:p text:style-name="P16"><text:span text:style-name="Strong_20_Emphasis"><text:span text:style-name="T1">Аналитика:</text:span></text:span><text:span text:style-name="T1"> Система должна предоставлять отчет по текущим остаткам и движению товаров за период.</text:span></text:p>
        </text:list-item>
        <text:list-item>
          <text:p text:style-name="P16"><text:span text:style-name="Strong_20_Emphasis"><text:span text:style-name="T1">Управление пользователями:</text:span></text:span><text:span text:style-name="T1"> Администратор должен иметь возможность создавать учетные записи кладовщиков и раздавать им права.</text:span></text:p>
        </text:list-item>
      </text:list>
      <text:p text:style-name="P7"><text:span text:style-name="Strong_20_Emphasis"><text:span text:style-name="T1">9.5. Требования к пользователям</text:span></text:span></text:p>
      <text:list text:style-name="L9">
        <text:list-item>
          <text:p text:style-name="P17"><text:span text:style-name="Strong_20_Emphasis"><text:span text:style-name="T1">Роли пользователей:</text:span></text:span></text:p>
          <text:list>
            <text:list-item>
              <text:p text:style-name="P17"><text:span text:style-name="Emphasis"><text:span text:style-name="T6">Кладовщик</text:span></text:span><text:span text:style-name="Emphasis"><text:span text:style-name="T1">:</text:span></text:span><text:span text:style-name="T1"> Права на создание приходных/расходных накладных и просмотр остатков.</text:span></text:p>
            </text:list-item>
            <text:list-item>
              <text:p text:style-name="P17"><text:span text:style-name="Emphasis"><text:span text:style-name="T6">Администратор</text:span></text:span><text:span text:style-name="Emphasis"><text:span text:style-name="T1">:</text:span></text:span><text:span text:style-name="T1"> Полный доступ к справочникам, пользователям и возможность корректировки остатков.</text:span></text:p>
            </text:list-item>
            <text:list-item>
              <text:p text:style-name="P17"><text:span text:style-name="Emphasis"><text:span text:style-name="T6">Руководитель</text:span></text:span><text:span text:style-name="Emphasis"><text:span text:style-name="T1">:</text:span></text:span><text:span text:style-name="T1"> Только просмотр отчетов и остатков.</text:span></text:p>
            </text:list-item>
          </text:list>
        </text:list-item>
        <text:list-item>
          <text:p text:style-name="P17"><text:span text:style-name="Strong_20_Emphasis"><text:span text:style-name="T1">Требования к уровню подготовки:</text:span></text:span><text:span text:style-name="T1"> Пользователи должны уметь работать с клавиатурой и мышью на базовом уровне, а также знать складскую номенклатуру.</text:span></text:p>
        </text:list-item>
      </text:list>
      <text:p text:style-name="P7"><text:span text:style-name="Strong_20_Emphasis"><text:span text:style-name="T1">10. Условия эксплуатации и ограничения</text:span></text:span></text:p>
      <text:list text:style-name="L10">
        <text:list-item>
          <text:p text:style-name="P18"><text:span text:style-name="Strong_20_Emphasis"><text:span text:style-name="T1">Предполагаемая среда эксплуатации:</text:span></text:span><text:span text:style-name="T1"> Рабочие станции в помещении склада, защищенные от пыли, и компьютер менеджера в офисе.</text:span></text:p>
        </text:list-item>
        <text:list-item>
          <text:p text:style-name="P18"><text:span text:style-name="Strong_20_Emphasis"><text:span text:style-name="T1">Аппаратные и программные ограничения:</text:span></text:span></text:p>
          <text:list>
            <text:list-item>
              <text:p text:style-name="P19"><text:soft-page-break/>ПК с ОС Windows 10/11.</text:p>
            </text:list-item>
            <text:list-item>
              <text:p text:style-name="P19">Наличие локальной сети для связи между компьютером кладовщика и офисом.</text:p>
            </text:list-item>
            <text:list-item>
              <text:p text:style-name="P19">Разрешение экрана не ниже 1<text:span text:style-name="T7">920</text:span>x<text:span text:style-name="T7">1080</text:span>.</text:p>
            </text:list-item>
          </text:list>
        </text:list-item>
        <text:list-item>
          <text:p text:style-name="P18"><text:span text:style-name="Strong_20_Emphasis"><text:span text:style-name="T1">Требования к надежности и безопасности:</text:span></text:span></text:p>
          <text:list>
            <text:list-item>
              <text:p text:style-name="P19">Разграничение прав доступа (кладовщик не может удалить товар, только создать накладную).</text:p>
            </text:list-item>
            <text:list-item>
              <text:p text:style-name="P19">Автоматическое резервное копирование базы данных 1 раз в сутки.</text:p>
            </text:list-item>
            <text:list-item>
              <text:p text:style-name="P19">Наличие журнала аудита, где фиксируется, кто и когда изменил остатки.</text:p>
            </text:list-item>
          </text:list>
        </text:list-item>
      </text:list>
      <text:p text:style-name="P5"><text:span text:style-name="Strong_20_Emphasis"><text:span text:style-name="T1">11. Проверка документа</text:span></text:span></text:p>
      <text:p text:style-name="P6"><text:line-break/><text:tab/>Документ составлен в соответствии со структурой. Все функции (приход, расход, поиск по месту хранения) направлены на решение заявленных проблем (потеря товара, долгий поиск). Структура логична, формулировки корректны.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6T21:29:14.208581100</meta:creation-date>
    <dc:date>2026-03-19T15:37:08.506227400</dc:date>
    <meta:editing-duration>PT27M59S</meta:editing-duration>
    <meta:editing-cycles>5</meta:editing-cycles>
    <meta:generator>LibreOffice/25.2.1.2$Windows_X86_64 LibreOffice_project/d3abf4aee5fd705e4a92bba33a32f40bc4e56f49</meta:generator>
    <meta:document-statistic meta:table-count="0" meta:image-count="0" meta:object-count="0" meta:page-count="5" meta:paragraph-count="77" meta:word-count="827" meta:character-count="6165" meta:non-whitespace-character-count="5460"/>
  </office:meta>
</office:document-meta>
</file>